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variant="normal" fo:text-transform="none" fo:color="#222222" style:font-name="arial"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Server MQTT</text:p>
      <text:p text:style-name="Standard"><text:s/></text:p>
      <text:p text:style-name="Standard"><text:tab/>MQTT(<text:span text:style-name="T1">Message Queuing Telemetry Transport</text:span> ) - protocol de conectivitate</text:p>
      <text:p text:style-name="Standard"><text:tab/><text:tab/><text:tab/>-sprijina comunicatia asincrona</text:p>
      <text:p text:style-name="Standard"><text:tab/><text:tab/><text:tab/>-decupleaza emitatorul si receptorul in spatiu si timp</text:p>
      <text:p text:style-name="Standard"/>
      <text:p text:style-name="Standard"/>
      <text:p text:style-name="Standard"><text:tab/>MQTT foloseste modelul publish/subscribe si defineste 2 tipuri de entitati in retea :broker-ul de mesaje si clientii.</text:p>
      <text:p text:style-name="Standard"><text:tab/>Broker=server-ul care primeste toate mesajele de la clienti ,iar apoi le transmite la destinatia corespunzatoare.</text:p>
      <text:p text:style-name="Standard"/>
      <text:p text:style-name="Standard"><text:tab/>Modelul PUBLISH/SUBSCRIBE:</text:p>
      <text:p text:style-name="Standard"><text:tab/><text:tab/>-principiul publicarii de mesaje si a abonarii la “topic-uri”.</text:p>
      <text:p text:style-name="Standard"><text:tab/><text:tab/>-mai multi clienti se conecteaza la un broker si se aboneaza la topic-uri de care sunt interesati;totodata clientii se conecteaza la broker si publica mesaje pe topic-uri.</text:p>
      <text:p text:style-name="Standard"><text:tab/><text:tab/>-mai multi clienti se pot abona la aceleasi topic-uri </text:p>
      <text:p text:style-name="Standard"><text:tab/><text:tab/>-mesajele in mqtt sunt publicate pe topic-uri;topic-urile sunt tratate ca o ierarhie ,folosins “/” <text:s/>ca separator(asemanator sistemului de fisiere windows)</text:p>
      <text:p text:style-name="Standard"><text:tab/><text:tab/>-clientii pot primi mesaje prin creare de abonari.O abonare poate fi la un topic explicit ,caz in care vor fi primite doar mesaje referitoare la acel topic ,sau poate include wildcard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ea Diana</meta:initial-creator>
    <meta:creation-date>2019-10-22T18:49:21.64</meta:creation-date>
    <dc:date>2019-10-22T19:43:32.20</dc:date>
    <dc:creator>Andreea Diana</dc:creator>
    <meta:editing-duration>PT54M11S</meta:editing-duration>
    <meta:editing-cycles>2</meta:editing-cycles>
    <meta:generator>OpenOffice/4.1.5$Win32 OpenOffice.org_project/415m1$Build-9789</meta:generator>
    <meta:document-statistic meta:table-count="0" meta:image-count="0" meta:object-count="0" meta:page-count="1" meta:paragraph-count="13" meta:word-count="153" meta:character-count="1081"/>
  </office:meta>
</office:document-meta>
</file>